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5f8" officeooo:paragraph-rsid="00182ba1"/>
    </style:style>
    <style:style style:name="P2" style:family="paragraph" style:parent-style-name="Standard">
      <style:text-properties officeooo:rsid="0014b5f8" officeooo:paragraph-rsid="001ac757"/>
    </style:style>
    <style:style style:name="P3" style:family="paragraph" style:parent-style-name="Standard">
      <style:text-properties officeooo:rsid="0014b5f8" officeooo:paragraph-rsid="001bca09"/>
    </style:style>
    <style:style style:name="P4" style:family="paragraph" style:parent-style-name="Standard">
      <style:text-properties officeooo:rsid="0014b5f8" officeooo:paragraph-rsid="001daec7"/>
    </style:style>
    <style:style style:name="P5" style:family="paragraph" style:parent-style-name="Standard">
      <style:text-properties officeooo:rsid="00161603" officeooo:paragraph-rsid="00161603"/>
    </style:style>
    <style:style style:name="P6" style:family="paragraph" style:parent-style-name="Standard">
      <style:text-properties officeooo:rsid="0017c9f7" officeooo:paragraph-rsid="0017c9f7"/>
    </style:style>
    <style:style style:name="P7" style:family="paragraph" style:parent-style-name="Standard">
      <style:text-properties officeooo:rsid="001daec7" officeooo:paragraph-rsid="001daec7"/>
    </style:style>
    <style:style style:name="P8" style:family="paragraph" style:parent-style-name="Standard">
      <style:text-properties officeooo:rsid="001daec7" officeooo:paragraph-rsid="001daec7"/>
    </style:style>
    <style:style style:name="T1" style:family="text">
      <style:text-properties officeooo:rsid="00182ba1"/>
    </style:style>
    <style:style style:name="T2" style:family="text">
      <style:text-properties officeooo:rsid="0018f628"/>
    </style:style>
    <style:style style:name="T3" style:family="text">
      <style:text-properties officeooo:rsid="001a196e"/>
    </style:style>
    <style:style style:name="T4" style:family="text">
      <style:text-properties officeooo:rsid="001bca09"/>
    </style:style>
    <style:style style:name="T5" style:family="text">
      <style:text-properties officeooo:rsid="001f55a2"/>
    </style:style>
    <style:style style:name="T6" style:family="text">
      <style:text-properties officeooo:rsid="00206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énario numéro <text:span text:style-name="T5">1</text:span> :</text:p>
      <text:p text:style-name="P5">Dark Vador a enlevé un ewok. Luke décide d'aller l<text:span text:style-name="T2">e</text:span> sauver. En cas de mort, il veut créer une alerte afin que Han Solo s'occupe d'organiser la rébellion.</text:p>
      <text:p text:style-name="P5">Il se connecte donc sur le site de DAC et créé une alerte :</text:p>
      <text:p text:style-name="P5"><text:tab/>Destinataire : Han Solo</text:p>
      <text:p text:style-name="P5"><text:tab/>Message : « Si tu reçois ce message, c'est que je suis mort. Mais il est plus probable que j'ai oublié de désactiver <text:span text:style-name="T3">l'alerte</text:span>. Je veux que tu t'occupes bien de Leïa, la famille c'est important. »</text:p>
      <text:p text:style-name="P5"><text:tab/>Délai : 24h</text:p>
      <text:p text:style-name="P5"><text:tab/><text:span text:style-name="T6">Pièce jointe : plan de l'étoile noire</text:span></text:p>
      <text:p text:style-name="P6">Le jour suivant, Luke ayant oublié de mettre son réveil, il décide d'aller réinitialiser l'alerte directement sur le site. </text:p>
      <text:p text:style-name="P6">Le délai est de nouveau à 24h.<text:line-break/>Arrivé dans l'étoile noire, après 20h de voyage interstellaires, il se connecte à l'application grâce à son Nexus XRZ 42 et réinitialise l'alerte.<text:line-break/></text:p>
      <text:p text:style-name="P1"><text:span text:style-name="T5">Victoire</text:span> du coté obscur :</text:p>
      <text:p text:style-name="P3">Luke <text:span text:style-name="T1">meurt.</text:span><text:line-break/><text:span text:style-name="T1">Le mail est envoyé, à Han Solo les notifications sur le compte de Luke et son téléphone aussi (même si cela ne sert à rien).</text:span></text:p>
      <text:p text:style-name="P3"><text:span text:style-name="T4">L'Empereur Palpatine, administrateur de Dame-aux-clés, se connecte sur le site et supprime l'utilisateur Luke Skywalker, pour cause de mort de décès. Ses alertes sont donc automatiquement supprimées.</text:span><text:line-break/><text:line-break/><text:span text:style-name="T5">Victoire</text:span> du coté lumineux :</text:p>
      <text:p text:style-name="P4">Luke n'<text:span text:style-name="T1">est pas mort… </text:span></text:p>
      <text:p text:style-name="P7">En attendant d'avoir un holo-ordinateur pour accéder au site web de l'application, Luke envoie un SMS au serveur afin de réinitialiser l'alerte.</text:p>
      <text:p text:style-name="P7">Il oublie de la désactiver. Le mail est envoyé Han Solo, les notifications sur le compte de Luke et son téléphone aussi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6:34:50.552434955</meta:creation-date>
    <dc:date>2015-09-21T17:32:29.803319903</dc:date>
    <meta:editing-duration>PT42M23S</meta:editing-duration>
    <meta:editing-cycles>12</meta:editing-cycles>
    <meta:generator>LibreOffice/4.4.2.2$Linux_X86_64 LibreOffice_project/40m0$Build-2</meta:generator>
    <meta:document-statistic meta:table-count="0" meta:image-count="0" meta:object-count="0" meta:page-count="1" meta:paragraph-count="15" meta:word-count="258" meta:character-count="1476" meta:non-whitespace-character-count="1225"/>
  </office:meta>
</office:document-meta>
</file>